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546.01pt"/>
    </style:style>
    <style:style style:name="co2" style:family="table-column">
      <style:table-column-properties fo:break-before="auto" style:column-width="136.49pt"/>
    </style:style>
    <style:style style:name="co3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Blad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lad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Referenc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ariability and reproducibility in software engineering: A study of four companies that developed the same system}</text:p>
          </table:table-cell>
          <table:table-cell table:style-name="ce1" office:value-type="string" calcext:value-type="string">
            <text:p>@article{anda2009variability,</text:p>
            <text:p>  title={Variability and reproducibility in software engineering: A study of four companies that developed the same system},</text:p>
            <text:p>  author={Anda, Bente CD and Sj{\o}berg, Dag IK and Mockus, Audris},</text:p>
            <text:p>  journal={IEEE Transactions on Software Engineering},</text:p>
            <text:p>  volume={35},</text:p>
            <text:p>  number={3},</text:p>
            <text:p>  pages={407--429},</text:p>
            <text:p>  year={2009},</text:p>
            <text:p>  publisher={IEEE}</text:p>
            <text:p>}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e role of experimentation in software engineering: past, current, and future</text:p>
          </table:table-cell>
          <table:table-cell table:style-name="ce1" office:value-type="string" calcext:value-type="string">
            <text:p>@inproceedings{basili1996role,</text:p>
            <text:p>  title={The role of experimentation in software engineering: past, current, and future},</text:p>
            <text:p>  author={Basili, Victor R},</text:p>
            <text:p>  booktitle={Proceedings of the 18th international conference on Software engineering},</text:p>
            <text:p>  pages={442--449},</text:p>
            <text:p>  year={1996},</text:p>
            <text:p>  organization={IEEE Computer Society}</text:p>
            <text:p>}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uidelines for conducting and reporting case study research in software engineering</text:p>
          </table:table-cell>
          <table:table-cell table:style-name="ce1" office:value-type="string" calcext:value-type="string">
            <text:p>@article{runeson2009guidelines,</text:p>
            <text:p>  title={Guidelines for conducting and reporting case study research in software engineering},</text:p>
            <text:p>  author={Runeson, Per and H{\"o}st, Martin},</text:p>
            <text:p>  journal={Empirical software engineering},</text:p>
            <text:p>  volume={14},</text:p>
            <text:p>  number={2},</text:p>
            <text:p>  pages={131},</text:p>
            <text:p>  year={2009},</text:p>
            <text:p>  publisher={Springer}</text:p>
            <text:p>}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s/>Can I Implement Your Algorithm?": A Model for Reproducible Research Software</text:p>
          </table:table-cell>
          <table:table-cell table:style-name="ce1" office:value-type="string" calcext:value-type="string">
            <text:p>@article{crick2014can,</text:p>
            <text:p>  title={" Can I Implement Your Algorithm?": A Model for Reproducible Research Software},</text:p>
            <text:p>  author={Crick, Tom and Hall, Benjamin A and Ishtiaq, Samin},</text:p>
            <text:p>  journal={arXiv preprint arXiv:1407.5981},</text:p>
            <text:p>  year={2014}</text:p>
            <text:p>}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 Survey of Controlled Experiments in Software Engineering</text:p>
          </table:table-cell>
          <table:table-cell table:style-name="ce1" office:value-type="string" calcext:value-type="string">
            <text:p>@article{sjoberg2005survey,</text:p>
            <text:p>  title={A survey of controlled experiments in software engineering},</text:p>
            <text:p>  author={Sj{\o}berg, Dag IK and Hannay, Jo Erskine and Hansen, Ove and Kampenes, Vigdis By and Karahasanovic, Amela and Liborg, N-K and Rekdal, Anette C},</text:p>
            <text:p>  journal={IEEE transactions on software engineering},</text:p>
            <text:p>  volume={31},</text:p>
            <text:p>  number={9},</text:p>
            <text:p>  pages={733--753},</text:p>
            <text:p>  year={2005},</text:p>
            <text:p>  publisher={IEEE}</text:p>
            <text:p>}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alyzing Software Engineering Experiments: Everything You Always Wanted to Know but Were Afraid to Ask</text:p>
          </table:table-cell>
          <table:table-cell table:style-name="ce1" office:value-type="string" calcext:value-type="string">
            <text:p>@inproceedings{juristo2016analyzing,</text:p>
            <text:p>  title={Analyzing software engineering experiments: everything you always wanted to know but were afraid to ask},</text:p>
            <text:p>  author={Juristo, Natalia and Vegas, Sira},</text:p>
            <text:p>  booktitle={Proceedings of the 38th International Conference on Software Engineering Companion},</text:p>
            <text:p>  pages={900--901},</text:p>
            <text:p>  year={2016},</text:p>
            <text:p>  organization={ACM}</text:p>
            <text:p>}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mperical research in software architecture how far have we come</text:p>
          </table:table-cell>
          <table:table-cell table:style-name="ce1" office:value-type="string" calcext:value-type="string">
            <text:p>@inproceedings{galster2016empirical,</text:p>
            <text:p>  title={Empirical Research in Software Architecture: How Far Have We Come?},</text:p>
            <text:p>  author={Galster, Matthias and Weyns, Danny},</text:p>
            <text:p>  booktitle={Software Architecture (WICSA), 2016 13th Working IEEE/IFIP Conference on},</text:p>
            <text:p>  pages={11--20},</text:p>
            <text:p>  year={2016},</text:p>
            <text:p>  organization={IEEE}</text:p>
            <text:p>}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plication of Empirical Studies in Software Engineering: An Update of a Systematic Mapping Study</text:p>
          </table:table-cell>
          <table:table-cell table:style-name="ce1" office:value-type="string" calcext:value-type="string">
            <text:p>@inproceedings{bezerra2015replication,</text:p>
            <text:p>  title={Replication of Empirical Studies in Software Engineering: An Update of a Systematic Mapping Study},</text:p>
            <text:p>  author={Bezerra, Roberta MM and da Silva, Fabio QB and Santana, Anderson M and Magalhaes, Cleyton VC and Santos, Ronnie ES},</text:p>
            <text:p>  booktitle={Empirical Software Engineering and Measurement (ESEM), 2015 ACM/IEEE International Symposium on},</text:p>
            <text:p>  pages={1--4},</text:p>
            <text:p>  year={2015},</text:p>
            <text:p>  organization={IEEE}</text:p>
            <text:p>}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ews on Internal and External Validity in Empirical Software Engineering</text:p>
          </table:table-cell>
          <table:table-cell table:style-name="ce1" office:value-type="string" calcext:value-type="string">
            <text:p>@inproceedings{siegmund2015views,</text:p>
            <text:p>  title={Views on internal and external validity in empirical software engineering},</text:p>
            <text:p>  author={Siegmund, Janet and Siegmund, Norbert and Apel, Sven},</text:p>
            <text:p>  booktitle={Software Engineering (ICSE), 2015 IEEE/ACM 37th IEEE International Conference on},</text:p>
            <text:p>  volume={1},</text:p>
            <text:p>  pages={9--19},</text:p>
            <text:p>  year={2015},</text:p>
            <text:p>  organization={IEEE}</text:p>
            <text:p>}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sing Docker Containers to Improve Reproducibility in Software Engineering Research</text:p>
          </table:table-cell>
          <table:table-cell table:style-name="ce1" office:value-type="string" calcext:value-type="string">
            <text:p>@inproceedings{cito2016using,</text:p>
            <text:p>  title={Using Docker Containers to Improve Reproducibility in Software and Web Engineering Research},</text:p>
            <text:p>  author={Cito, J{\"u}rgen and Ferme, Vincenzo and Gall, Harald C},</text:p>
            <text:p>  booktitle={International Conference on Web Engineering},</text:p>
            <text:p>  pages={609--612},</text:p>
            <text:p>  year={2016},</text:p>
            <text:p>  organization={Springer}</text:p>
            <text:p>}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king Software Engineering Research Relevant</text:p>
          </table:table-cell>
          <table:table-cell table:style-name="ce1" office:value-type="string" calcext:value-type="string">
            <text:p>@inproceedings{cito2016using,</text:p>
            <text:p>  title={Using Docker Containers to Improve Reproducibility in Software and Web Engineering Research},</text:p>
            <text:p>  author={Cito, J{\"u}rgen and Ferme, Vincenzo and Gall, Harald C},</text:p>
            <text:p>  booktitle={International Conference on Web Engineering},</text:p>
            <text:p>  pages={609--612},</text:p>
            <text:p>  year={2016},</text:p>
            <text:p>  organization={Springer}</text:p>
            <text:p>}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mpirical Studies of Software Engineering:</text:p>
            <text:p>A Roadmap </text:p>
          </table:table-cell>
          <table:table-cell table:style-name="ce1" office:value-type="string" calcext:value-type="string">
            <text:p>@inproceedings{perry2000empirical,</text:p>
            <text:p>  title={Empirical studies of software engineering: a roadmap},</text:p>
            <text:p>  author={Perry, Dewayne E and Porter, Adam A and Votta, Lawrence G},</text:p>
            <text:p>  booktitle={Proceedings of the conference on The future of Software engineering},</text:p>
            <text:p>  pages={345--355},</text:p>
            <text:p>  year={2000},</text:p>
            <text:p>  organization={ACM}</text:p>
            <text:p>}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riting Good Software Engineering Research Papers </text:p>
          </table:table-cell>
          <table:table-cell table:style-name="ce1" office:value-type="string" calcext:value-type="string">
            <text:p>@inproceedings{shaw2003writing,</text:p>
            <text:p>  title={Writing good software engineering research papers},</text:p>
            <text:p>  author={Shaw, Mary},</text:p>
            <text:p>  booktitle={Software Engineering, 2003. Proceedings. 25th International Conference on},</text:p>
            <text:p>  pages={726--736},</text:p>
            <text:p>  year={2003},</text:p>
            <text:p>  organization={IEEE}</text:p>
            <text:p>}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eliminary guidelines for empirical research in software engineering</text:p>
          </table:table-cell>
          <table:table-cell table:style-name="ce1" office:value-type="string" calcext:value-type="string">
            <text:p>@article{kitchenham2002preliminary,</text:p>
            <text:p>  title={Preliminary guidelines for empirical research in software engineering},</text:p>
            <text:p>  author={Kitchenham, Barbara A and Pfleeger, Shari Lawrence and Pickard, Lesley M and Jones, Peter W and Hoaglin, David C. and El Emam, Khaled and Rosenberg, Jarrett},</text:p>
            <text:p>  journal={IEEE Transactions on software engineering},</text:p>
            <text:p>  volume={28},</text:p>
            <text:p>  number={8},</text:p>
            <text:p>  pages={721--734},</text:p>
            <text:p>  year={2002},</text:p>
            <text:p>  publisher={IEEE}</text:p>
            <text:p>}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perimental design and analysis in software engineering</text:p>
          </table:table-cell>
          <table:table-cell table:style-name="ce1" office:value-type="string" calcext:value-type="string">
            <text:p>@article{pfleeger1995experimental,</text:p>
            <text:p>  title={Experimental design and analysis in software engineering},</text:p>
            <text:p>  author={Pfleeger, Shari Lawrence},</text:p>
            <text:p>  journal={Annals of Software Engineering},</text:p>
            <text:p>  volume={1},</text:p>
            <text:p>  number={1},</text:p>
            <text:p>  pages={219--253},</text:p>
            <text:p>  year={1995},</text:p>
            <text:p>  publisher={Springer}</text:p>
            <text:p>}</text:p>
          </table:table-cell>
          <table:table-cell table:number-columns-repeated="1022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lad1" style:display-name="PageStyle_Blad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2" meta:object-count="0"/>
    <meta:generator>LibreOfficeDev/5.1.0.3$Linux_X86_64 LibreOffice_project/</meta:generator>
  </office:meta>
</office:document-meta>
</file>